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E0000016513528F83.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20F000000A4011F61AD.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Defini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Term">
      <style:paragraph-properties fo:margin-top="0.0429in" fo:margin-bottom="0in"/>
    </style:style>
    <style:style style:name="P12" style:family="paragraph" style:parent-style-name="OOoSubtitle">
      <style:text-properties fo:font-size="18pt" fo:letter-spacing="normal" style:font-size-asian="18pt" style:font-size-complex="18pt"/>
    </style:style>
    <style:style style:name="P13" style:family="paragraph" style:parent-style-name="OOoDefinitionTerm">
      <style:paragraph-properties loext:contextual-spacing="false"/>
    </style:style>
    <style:style style:name="P14" style:family="paragraph" style:parent-style-name="OOoDefinition">
      <style:paragraph-properties fo:margin-top="0in" fo:margin-bottom="0.0429in"/>
    </style:style>
    <style:style style:name="P15" style:family="paragraph" style:parent-style-name="OOoTableHeader">
      <style:text-properties fo:font-weight="bold"/>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Figure" style:master-page-name="">
      <style:paragraph-properties fo:margin-top="0.0429in" fo:margin-bottom="0.0827in" style:page-number="auto"/>
    </style:style>
    <style:style style:name="P19" style:family="paragraph" style:parent-style-name="OOoFigure">
      <style:paragraph-properties fo:margin-top="0.0429in" fo:margin-bottom="0.0827in"/>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in" fo:margin-bottom="0.0827in" style:page-number="auto"/>
    </style:style>
    <style:style style:name="P22" style:family="paragraph" style:parent-style-name="OOoFigure" style:master-page-name="">
      <style:paragraph-properties fo:margin-top="0.0827in" fo:margin-bottom="0.1575in" style:page-number="auto"/>
    </style:style>
    <style:style style:name="P23" style:family="paragraph" style:parent-style-name="OOoTableText">
      <style:paragraph-properties fo:margin-left="0.0984in" fo:margin-right="0in" fo:text-indent="0in" style:auto-text-indent="false"/>
    </style:style>
    <style:style style:name="P24" style:family="paragraph" style:parent-style-name="OOoFigure">
      <style:paragraph-properties fo:margin-top="0.0827in" fo:margin-bottom="0.1965in"/>
    </style:style>
    <style:style style:name="P25" style:family="paragraph" style:parent-style-name="OOoContents_20_3">
      <style:paragraph-properties>
        <style:tab-stops>
          <style:tab-stop style:position="6.2992in" style:type="right" style:leader-style="dotted" style:leader-text="."/>
        </style:tab-stops>
      </style:paragraph-properties>
    </style:style>
    <style:style style:name="P26" style:family="paragraph" style:parent-style-name="OOoContents_20_1">
      <style:paragraph-properties>
        <style:tab-stops>
          <style:tab-stop style:position="6.6929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Heading_20_2" style:master-page-name="">
      <style:paragraph-properties style:page-number="auto" fo:keep-with-next="always"/>
    </style:style>
    <style:style style:name="P30" style:family="paragraph" style:parent-style-name="OOoHeading_20_2" style:master-page-name="">
      <style:paragraph-properties style:page-number="auto" fo:keep-with-next="auto"/>
    </style:style>
    <style:style style:name="P31" style:family="paragraph" style:parent-style-name="OOoHeading_20_2">
      <style:paragraph-properties fo:margin-top="0.1535in" fo:margin-bottom="0.0429in"/>
    </style:style>
    <style:style style:name="P32" style:family="paragraph" style:parent-style-name="OOoToCHead" style:master-page-name="OOoFrontMatter">
      <style:paragraph-properties style:page-number="auto"/>
    </style:style>
    <style:style style:name="P33" style:family="paragraph" style:parent-style-name="OOoNewChapter" style:master-page-name="OOoTitlePage">
      <style:paragraph-properties style:page-number="auto"/>
    </style:style>
    <style:style style:name="P34" style:family="paragraph" style:parent-style-name="OOoList_20_1_20_Start" style:master-page-name="">
      <style:paragraph-properties style:page-number="auto" fo:keep-with-next="always"/>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4"/>
    </style:style>
    <style:style style:name="T13" style:family="text">
      <style:text-properties style:font-name="DejaVu Serif"/>
    </style:style>
    <style:style style:name="T14" style:family="text">
      <style:text-properties style:font-weight-asian="bold" style:font-weight-complex="bold"/>
    </style:style>
    <style:style style:name="T15" style:family="text">
      <style:text-properties fo:language="zxx" fo:country="none" style:language-asian="zxx" style:country-asian="none" style:language-complex="zxx" style:country-complex="non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OOoProductName">Apache OpenOffice</text:p>
      <text:p text:style-name="OOoSubtitle">Version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2">©</text:span><text:span text:style-name="T13">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2023. Based on Apache OpenOffice.org 4.1.</text:p>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331_2104653120" text:style-name="Internet_20_link" text:visited-style-name="Internet_20_link">Chapter 2<text:line-break/> <text:s/>Setting up Writer<text:tab/>1</text:a></text:p>
            <text:p text:style-name="P27"><text:a xlink:type="simple" xlink:href="#__RefHeading__136327_780470623" text:style-name="Internet_20_link" text:visited-style-name="Internet_20_link">Copyright<text:tab/>2</text:a></text:p>
            <text:p text:style-name="P27"><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7"><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7"><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7"><text:a xlink:type="simple" xlink:href="#__RefHeading__136385_780470623" text:style-name="Internet_20_link" text:visited-style-name="Internet_20_link">Choosing Options for HTML Documents<text:tab/>30</text:a></text:p>
            <text:p text:style-name="P27"><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28"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2.7701in" draw:z-index="2"><draw:text-box fo:min-height="3.2098in"><text:p text:style-name="OOoFigureCaption"><text:s/><draw:frame text:anchor-type="as-char" draw:z-index="3" draw:style-name="gr1" draw:text-style-name="P36"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956390936"/>User Data Options<text:bookmark-end text:name="__RefHeading__136331_780470623"/><text:alphabetical-index-mark-end text:id="IMark956390936"/></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5.6165in" draw:z-index="42"><draw:text-box fo:min-height="3.0882in"><text:p text:style-name="OOoFigureCaption"><draw:frame draw:style-name="fr5" draw:name="graphics10" text:anchor-type="as-char" svg:width="5.6165in" svg:height="2.8752in"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5.4972in" draw:z-index="6"><draw:text-box fo:min-height="3.2953in"><text:p text:style-name="OOoFigureCaption"><draw:frame text:anchor-type="as-char" draw:z-index="7" draw:style-name="gr1" draw:text-style-name="P36"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956390936"/>Help—Tips<text:alphabetical-index-mark-end text:id="IMark95639093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956390936"/>Help—Help Agent<text:alphabetical-index-mark-end text:id="IMark956390936"/></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169151692"/>high<text:alphabetical-index-mark-start text:id="IMark169151020"/> <text:alphabetical-index-mark-end text:id="IMark169151020"/>contrast<text:alphabetical-index-mark-end text:id="IMark169151692"/>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956391176"/>Open/Save dialogs<text:alphabetical-index-mark-end text:id="IMark956391176"/></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956403964"/>two-digit years<text:alphabetical-index-mark-end text:id="IMark956403964"/>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9124328496481533076"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5.7402in" draw:z-index="14"><draw:text-box fo:min-height="3.0244in"><text:p text:style-name="OOoFigureCaption"><draw:frame text:anchor-type="as-char" draw:z-index="15" draw:style-name="gr1" draw:text-style-name="P36"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9"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5.6457in" style:rel-width="84%" svg:height="3.2626in" style:rel-height="scale-min" draw:z-index="44"><draw:text-box><text:p text:style-name="OOoFigureCaption"><draw:frame draw:style-name="fr6" draw:name="graphics5" text:anchor-type="as-char" svg:width="5.6457in" svg:height="3.0417in"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956404828"/>scaling factor<text:alphabetical-index-mark-end text:id="IMark956404828"/>.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956404828"/>system font for user interface<text:alphabetical-index-mark-end text:id="IMark956404828"/></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956404828"/>Icons in menus<text:alphabetical-index-mark-end text:id="IMark956404828"/></text:p>
      <text:p text:style-name="OOoDefinition">Causes icons as well as words to be visible in menus.</text:p>
      <text:p text:style-name="OOoDefinitionTerm">Font Lists—Show <text:alphabetical-index-mark-start text:id="IMark956404828"/>preview of fonts<text:alphabetical-index-mark-end text:id="IMark956404828"/></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7" draw:name="graphics15" text:anchor-type="as-char" svg:y="-1.9075in" svg:width="2.9075in" svg:height="1.6055in" draw:z-index="46"><draw:image xlink:href="Pictures/10000000000001030000008F913E9372.png" xlink:type="simple" xlink:show="embed" xlink:actuate="onLoad"/></draw:frame></text:p>
          </table:table-cell>
          <table:table-cell table:style-name="Table8.A1" office:value-type="string">
            <text:p text:style-name="P17"><draw:frame draw:style-name="fr5" draw:name="graphics16" text:anchor-type="as-char" svg:width="1.9898in" svg:height="1.6402in"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956405260"/>font history<text:alphabetical-index-mark-end text:id="IMark956405260"/></text:p>
      <text:p text:style-name="OOoDefinition">Causes the last five fonts you have assigned to the current document to be displayed at the top of the font list.</text:p>
      <text:p text:style-name="P13">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6771208" text:continue-list="list9124328496481533076"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956404060"/>clipboard<text:alphabetical-index-mark-end text:id="IMark956404060"/>”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5">Clipboard</text:p>
            </table:table-cell>
            <table:table-cell table:style-name="Table12.C1" office:value-type="string">
              <text:p text:style-name="P1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956404060"/>print options<text:alphabetical-index-mark-end text:id="IMark956404060"/> to suit your default printer and your most common printing method.</text:p>
      <text:p text:style-name="OOoFigure"><draw:frame draw:style-name="fr1" draw:name="Frame2" text:anchor-type="as-char" svg:width="5.6374in" draw:z-index="48"><draw:text-box fo:min-height="4.2327in"><text:p text:style-name="OOoFigureCaption"><draw:frame draw:style-name="fr5" draw:name="graphics14" text:anchor-type="as-char" svg:width="5.6354in" svg:height="3.75in"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2"><draw:frame draw:style-name="fr1" draw:name="Frame23" text:anchor-type="as-char" svg:width="5.3453in" draw:z-index="16"><draw:text-box fo:min-height="3.5701in"><text:p text:style-name="OOoFigureCaption"><draw:frame text:anchor-type="as-char" draw:z-index="17" draw:style-name="gr1" draw:text-style-name="P36"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5">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5.6047in" draw:z-index="18"><draw:text-box fo:min-height="4.0736in"><text:p text:style-name="OOoFigureCaption"><draw:frame text:anchor-type="as-char" draw:z-index="19" draw:style-name="gr1" draw:text-style-name="P36"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7949692664869380629"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26"><draw:text-box fo:min-height="4.0752in"><text:p text:style-name="OOoFigureCaption"><draw:frame text:anchor-type="as-char" draw:z-index="27" draw:style-name="gr1" draw:text-style-name="P36"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6770839" text:continue-list="list7949692664869380629" text:style-name="OOoNum_20_123">
        <text:list-item text:start-value="1">
          <text:p text:style-name="OOoNum_20_123_20_Start">Select <text:span text:style-name="OOoMenuPath"><text:span text:style-name="T14">Apply </text:span></text:span><text:alphabetical-index-mark text:string-value="replacement table (font)"/><text:span text:style-name="OOoMenuPath"><text:span text:style-name="T1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50"><draw:text-box fo:min-height="3.95in"><text:p text:style-name="OOoFigureCaption"><draw:frame draw:style-name="fr5" draw:name="graphics27" text:anchor-type="as-char" svg:width="5.6252in" svg:height="3.7291in"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0" text:outline-level="3"><text:bookmark-start text:name="__RefHeading__136347_780470623"/><text:alphabetical-index-mark text:string-value="security options"/>Security Options<text:bookmark-end text:name="__RefHeading__136347_780470623"/></text:h>
      <text:p text:style-name="P5">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5.6618in" draw:z-index="52"><draw:text-box fo:min-height="3.2689in"><text:p text:style-name="OOoFigureCaption"><draw:frame draw:style-name="fr8" draw:name="graphics13" text:anchor-type="as-char" svg:width="5.6146in" svg:height="3in" draw:z-index="56"><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57"><draw:text-box><text:p text:style-name="OOoFigureCaption"><draw:frame draw:style-name="fr9" draw:name="graphics28" text:anchor-type="paragraph" svg:width="5.6693in" svg:height="3.3264in" draw:z-index="59"><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6767925" text:continue-list="list36771208"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0"><draw:text-box fo:min-height="3.4945in"><text:p text:style-name="OOoFigureCaption"><draw:frame text:anchor-type="as-char" draw:z-index="28" draw:style-name="gr1" draw:text-style-name="P36"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4">You can set the Load/Save options to suit the way you work.</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draw:text-box fo:min-height="1.5937in"><text:p text:style-name="OOoFigureCaption"><draw:frame text:anchor-type="as-char" draw:z-index="29" draw:style-name="gr1" draw:text-style-name="P36"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956404732"/>user-specific settings<text:alphabetical-index-mark-end text:id="IMark95640473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60"><draw:text-box fo:min-height="3.852in"><text:p text:style-name="OOoFigureCaption"><draw:frame draw:style-name="fr5" draw:name="graphics29" text:anchor-type="as-char" svg:width="5.4791in" svg:height="3.6311in" draw:z-index="6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956404732"/>printer settings<text:alphabetical-index-mark-end text:id="IMark956404732"/>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956404348"/>XML<text:alphabetical-index-mark-end text:id="IMark956404348"/>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4"><draw:text-box fo:min-height="2.3846in"><text:p text:style-name="OOoFigureCaption"><draw:frame draw:style-name="fr10" draw:name="graphics23" text:anchor-type="as-char" svg:width="2.9366in" style:rel-width="100%" svg:height="2.3846in"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30"><draw:text-box fo:min-height="4.048in"><text:p text:style-name="OOoFigureCaption"><draw:frame text:anchor-type="as-char" draw:z-index="31" draw:style-name="gr1" draw:text-style-name="P36"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956446372"/>HTML Compatibility<text:alphabetical-index-mark-end text:id="IMark956446372"/> Load/Save Options<text:bookmark-end text:name="__RefHeading__136359_780470623"/></text:h>
      <text:p text:style-name="P5">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5.6256in" draw:z-index="32"><draw:text-box fo:min-height="3.0091in"><text:p text:style-name="OOoFigureCaption"><draw:frame text:anchor-type="as-char" draw:z-index="33" draw:style-name="gr1" draw:text-style-name="P36"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6.1244in" draw:z-index="8"><draw:text-box fo:min-height="3.0244in"><text:p text:style-name="OOoFigureCaption"><draw:frame text:anchor-type="as-char" draw:z-index="34" draw:style-name="gr1" draw:text-style-name="P36"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9"><draw:text-box fo:min-height="2.6346in"><text:p text:style-name="OOoFigureCaption"><draw:frame draw:style-name="fr5" draw:name="graphics6" text:anchor-type="as-char" svg:width="4.4689in" svg:height="2.3228in"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1">Settings—Tab<text:alphabetical-index-mark-start text:id="IMark956446372"/> stops<text:alphabetical-index-mark-end text:id="IMark956446372"/></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956446372"/>indent distance<text:alphabetical-index-mark-end text:id="IMark956446372"/> applied by the <text:span text:style-name="OOoMenuPath">Increase Indent</text:span> and <text:span text:style-name="OOoMenuPath">Decrease Indent</text:span> buttons on the Formatting Bar, which affect the indentation of 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5.6256in" draw:z-index="11"><draw:text-box fo:min-height="2.5098in"><text:p text:style-name="OOoFigureCaption"><draw:frame draw:style-name="fr5" draw:name="graphics7" text:anchor-type="as-char" svg:width="5.6256in" svg:height="2.6673in"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956446372"/>Formatting Aids Options<text:bookmark-end text:name="__RefHeading__136367_780470623"/><text:alphabetical-index-mark-end text:id="IMark956446372"/></text:h>
      <text:p text:style-name="P4">The display of symbols such as <text:alphabetical-index-mark-start text:id="IMark956446372"/>paragraph ends<text:alphabetical-index-mark-end text:id="IMark956446372"/> and tabs helps you when writing, editing, and doing page layout. For example, you might want to know if any blank paragraphs or tabs are included or if any tables or graphics are too wide and intrude into the margins of the page.</text:p>
      <text:p text:style-name="P5">On the OpenOffice Writer—Formatting Aids page, select the required options.</text:p>
      <text:p text:style-name="P24"><draw:frame draw:style-name="fr1" draw:name="Frame6" text:anchor-type="as-char" svg:width="5.6256in" draw:z-index="13"><draw:text-box fo:min-height="2.5516in"><text:p text:style-name="OOoFigureCaption"><draw:frame text:anchor-type="as-char" draw:z-index="35" draw:style-name="gr1" draw:text-style-name="P36"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956446228"/>snap to grid<text:alphabetical-index-mark-end text:id="IMark956446228"/>”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956446180"/>grid intervals<text:alphabetical-index-mark-end text:id="IMark956446180"/> (subdivisions) are too large, you may find that you do not have enough control in placing the objects.</text:p>
      <text:p text:style-name="OOoFigure"><draw:frame draw:style-name="fr1" draw:name="Frame7" text:anchor-type="as-char" svg:width="5.6256in" draw:z-index="62"><draw:text-box fo:min-height="2.0366in"><text:p text:style-name="OOoFigureCaption"><draw:frame draw:style-name="fr5" draw:name="graphics9" text:anchor-type="as-char" svg:width="5.6043in" svg:height="2.0209in" draw:z-index="63"><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5.5839in" draw:z-index="64"><draw:text-box fo:min-height="3.3752in"><text:p text:style-name="OOoFigureCaption"><draw:frame draw:style-name="fr5" draw:name="graphics11" text:anchor-type="as-char" svg:width="5.5839in" svg:height="3.6839in"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6774045" text:continue-list="list36767925" text:style-name="OOoBullets_20_1">
        <text:list-item>
          <text:p text:style-name="OOoList_20_1_20_Cont.">When choosing fonts on this page you are not limited to single fonts or to the ones shown in the drop-down list. You can specify a “<text:alphabetical-index-mark-start text:id="IMark956446228"/>font family<text:alphabetical-index-mark-end text:id="IMark956446228"/>” as a comma‑separated set of fonts that includes those suitable for Windows, Macintosh, Linux, and other operating <text:span text:style-name="T4">systems.</text:span> These choices are particularly important in <text:alphabetical-index-mark-start text:id="IMark956446276"/>HTML documents<text:alphabetical-index-mark-end text:id="IMark956446276"/>.</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4">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5.6252in" draw:z-index="68"><draw:text-box fo:min-height="3.5098in"><text:p text:style-name="OOoFigureCaption"><draw:frame draw:style-name="fr5" draw:name="graphics12" text:anchor-type="as-char" svg:width="5.6252in" svg:height="3.1874in" draw:z-index="69"><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6759560" text:continue-list="list36774045"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956426656"/>Table Options<text:bookmark-end text:name="__RefHeading__136375_780470623"/><text:alphabetical-index-mark-end text:id="IMark956426656"/></text:h>
      <text:p text:style-name="P4">On the OpenOffice Writer—Table page, you can specify the default behavior of tables.</text:p>
      <text:p text:style-name="OOoFigure"><draw:frame draw:style-name="fr1" draw:name="Frame12" text:anchor-type="as-char" svg:width="5.5945in" draw:z-index="20"><draw:text-box fo:min-height="3.3764in"><text:p text:style-name="OOoFigureCaption"><draw:frame draw:style-name="fr5" draw:name="graphics19" text:anchor-type="as-char" svg:width="5.5945in" svg:height="3.7118in"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6755740"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6771467" text:continue-list="list36759560"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5.5945in" draw:z-index="22"><draw:text-box fo:min-height="3.4756in"><text:p text:style-name="OOoFigureCaption"><draw:frame draw:style-name="fr5" draw:name="graphics20" text:anchor-type="as-char" svg:width="5.5945in" svg:height="3.7118in"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956445940"/>Microsoft Word<text:alphabetical-index-mark-end text:id="IMark956445940"/>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956445940"/>printer metrics<text:alphabetical-index-mark-end text:id="IMark956445940"/>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24"><draw:text-box fo:min-height="4.0417in"><text:p text:style-name="OOoFigureCaption"><draw:frame draw:style-name="fr5" draw:name="graphics21" text:anchor-type="as-char" svg:width="5.5945in" svg:height="3.7189in"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956445940"/>spacing between paragraphs and tables<text:alphabetical-index-mark-end text:id="IMark956445940"/>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4">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6780323" text:continue-list="list36770839"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36"><draw:text-box fo:min-height="3.9827in"><text:p text:style-name="OOoFigureCaption"><draw:frame text:anchor-type="as-char" draw:z-index="37" draw:style-name="gr1" draw:text-style-name="P36"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1"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6756177" text:continue-list="list36780323"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956446756"/>Language Settings<text:bookmark-end text:name="__RefHeading__37205230"/><text:alphabetical-index-mark-end text:id="IMark956446756"/></text:h>
      <text:p text:style-name="OOoTextBody_5f_ListIntro">You may need to do several things to set the language settings to what you want:</text:p>
      <text:list xml:id="list200540600" text:style-name="OOoBullets_20_1">
        <text:list-item>
          <text:p text:style-name="P34">Install the required Language Pack</text:p>
        </text:list-item>
        <text:list-item>
          <text:p text:style-name="OOoList_20_1_20_Cont.">Install the required dictionaries</text:p>
        </text:list-item>
      </text:list>
      <text:list xml:id="list36752392" text:continue-list="list36771467"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956446612"/>Language Pack<text:bookmark-end text:name="__RefHeading__9333_2104653120"/><text:alphabetical-index-mark-end text:id="IMark956446612"/></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956446612"/>Dictionaries<text:bookmark-end text:name="__RefHeading__136387_780470623"/><text:alphabetical-index-mark-end text:id="IMark956446612"/></text:h>
      <text:p text:style-name="P4">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4">In the <text:span text:style-name="T15">Options</text:span> dialog box, choose <text:span text:style-name="OOoMenuPath">Language Settings &gt; Languages</text:span>.</text:p>
      <text:p text:style-name="OOoFigure"><draw:frame draw:style-name="fr1" draw:name="Frame22" text:anchor-type="as-char" svg:width="6.0126in" draw:z-index="38"><draw:text-box fo:min-height="1.7339in"><text:p text:style-name="OOoFigureCaption"><draw:frame text:anchor-type="as-char" draw:z-index="39" draw:style-name="gr1" draw:text-style-name="P36"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956446756"/>Asian languages<text:alphabetical-index-mark-end text:id="IMark95644675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53"><draw:text-box fo:min-height="4.0835in"><text:p text:style-name="OOoFigureCaption"><draw:frame draw:style-name="fr5" draw:name="graphics35" text:anchor-type="as-char" svg:width="5.6252in" svg:height="3.7189in" draw:z-index="54"><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1"><draw:frame draw:style-name="fr1" draw:name="Frame33" text:anchor-type="as-char" svg:width="5.5374in" draw:z-index="55"><draw:text-box fo:min-height="2.1563in"><text:p text:style-name="OOoFigureCaption"><draw:frame draw:style-name="fr5" draw:name="graphics37" text:anchor-type="as-char" svg:width="5.4898in" svg:height="1.7083in" draw:z-index="58"><draw:image xlink:href="Pictures/100000000000020F000000A4011F61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956446420"/>Spelling Options<text:bookmark-end text:name="__RefHeading__136391_780470623"/><text:alphabetical-index-mark-end text:id="IMark956446420"/></text:h>
      <text:p text:style-name="P6">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6757339" text:continue-list="list36752392"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6.2583in" draw:z-index="66"><draw:text-box fo:min-height="4.0709in"><text:p text:style-name="P20"><draw:frame draw:style-name="fr5" draw:name="graphics38" text:anchor-type="as-char" svg:width="5.6154in" svg:height="3.6984in" draw:z-index="67"><draw:image xlink:href="Pictures/100000000000021E0000016513528F83.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4">Some people find some or all of the items in Writer’s <text:alphabetical-index-mark-start text:id="IMark956446948"/>AutoCorrect<text:alphabetical-index-mark-end text:id="IMark956446948"/>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5.8272in" draw:z-index="40"><draw:text-box fo:min-height="4.5402in"><text:p text:style-name="OOoFigureCaption"><draw:frame text:anchor-type="as-char" draw:z-index="41" draw:style-name="gr1" draw:text-style-name="P36"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fo:padding="0in" fo:border="none" style:shadow="non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2-Setting up Writer</dc:title>
    <meta:creation-date>2023-06-21T16:51:55.38</meta:creation-date>
    <meta:editing-cycles>2</meta:editing-cycles>
    <meta:editing-duration>PT3M15S</meta:editing-duration>
    <meta:initial-creator>Keith McKenna</meta:initial-creator>
    <meta:keyword>Version 4.1</meta:keyword>
    <dc:subject>Apache OpenOffice User Guides®</dc:subject>
    <dc:description>This Guide is applicable to all Version 4.1.X versions</dc:description>
    <meta:document-statistic meta:table-count="14" meta:image-count="22" meta:object-count="0" meta:page-count="34" meta:paragraph-count="452" meta:word-count="7038" meta:character-count="41879"/>
    <dc:date>2023-06-21T16:52:00.66</dc:date>
    <dc:creator>Keith McKenna</dc:creator>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